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8543"/>
    </style:style>
    <style:style style:name="P2" style:family="paragraph" style:parent-style-name="Standard">
      <style:paragraph-properties fo:text-align="center" style:justify-single-word="false"/>
      <style:text-properties officeooo:rsid="00008543" officeooo:paragraph-rsid="00008543"/>
    </style:style>
    <style:style style:name="P3" style:family="paragraph" style:parent-style-name="Standard">
      <style:paragraph-properties fo:text-align="justify" style:justify-single-word="false"/>
      <style:text-properties officeooo:rsid="00008543" officeooo:paragraph-rsid="00008543"/>
    </style:style>
    <style:style style:name="P4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PRÁCTICO TEMA 6 – POO avanzada </text:p>
      <text:p text:style-name="P1">(27/02/2026) </text:p>
      <text:p text:style-name="P2">Manuela Planelles.</text:p>
      <text:p text:style-name="P2">GitHub: https://github.com/manuelaplanelles/EXAMEN_UD6_drift.git</text:p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7T15:37:41.379688500</meta:creation-date>
    <dc:date>2026-02-27T15:44:03.442752900</dc:date>
    <meta:editing-duration>PT6M23S</meta:editing-duration>
    <meta:editing-cycles>1</meta:editing-cycles>
    <meta:document-statistic meta:table-count="0" meta:image-count="0" meta:object-count="0" meta:page-count="1" meta:paragraph-count="4" meta:word-count="11" meta:character-count="133" meta:non-whitespace-character-count="123"/>
    <meta:generator>LibreOffice/25.2.7.2$Windows_X86_64 LibreOffice_project/5cbfd1ab6520636bb5f7b99185aa69bd7456825d</meta:generator>
  </office:meta>
</office:document-meta>
</file>